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5d37" officeooo:paragraph-rsid="00005d37"/>
    </style:style>
    <style:style style:name="P2" style:family="paragraph" style:parent-style-name="Standard">
      <style:text-properties fo:font-weight="bold" officeooo:rsid="00005d37" officeooo:paragraph-rsid="00005d37" style:font-weight-asian="bold" style:font-weight-complex="bold"/>
    </style:style>
    <style:style style:name="P3" style:family="paragraph" style:parent-style-name="Standard">
      <style:text-properties fo:font-weight="bold" officeooo:rsid="0002b80b" officeooo:paragraph-rsid="0002b80b" style:font-weight-asian="bold" style:font-weight-complex="bold"/>
    </style:style>
    <style:style style:name="P4" style:family="paragraph" style:parent-style-name="Standard">
      <style:text-properties fo:font-weight="bold" officeooo:rsid="00033816" officeooo:paragraph-rsid="00033816" style:font-weight-asian="bold" style:font-weight-complex="bold"/>
    </style:style>
    <style:style style:name="P5" style:family="paragraph" style:parent-style-name="Standard">
      <style:text-properties fo:font-weight="bold" officeooo:rsid="00042c03" officeooo:paragraph-rsid="00042c03" style:font-weight-asian="bold" style:font-weight-complex="bold"/>
    </style:style>
    <style:style style:name="P6" style:family="paragraph" style:parent-style-name="Standard">
      <style:text-properties fo:font-weight="normal" officeooo:rsid="00005d37" officeooo:paragraph-rsid="00005d3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1889e" style:font-weight-asian="normal" style:font-weight-complex="normal"/>
    </style:style>
    <style:style style:name="T3" style:family="text">
      <style:text-properties fo:font-weight="normal" officeooo:rsid="00024d79" style:font-weight-asian="normal" style:font-weight-complex="normal"/>
    </style:style>
    <style:style style:name="T4" style:family="text">
      <style:text-properties fo:font-weight="normal" officeooo:rsid="00033816" style:font-weight-asian="normal" style:font-weight-complex="normal"/>
    </style:style>
    <style:style style:name="T5" style:family="text">
      <style:text-properties fo:font-weight="normal" officeooo:rsid="00042c03" style:font-weight-asian="normal" style:font-weight-complex="normal"/>
    </style:style>
    <style:style style:name="T6" style:family="text">
      <style:text-properties fo:font-weight="normal" officeooo:rsid="0005b1b1" style:font-weight-asian="normal" style:font-weight-complex="normal"/>
    </style:style>
    <style:style style:name="T7" style:family="text">
      <style:text-properties officeooo:rsid="0001889e"/>
    </style:style>
    <style:style style:name="T8" style:family="text">
      <style:text-properties officeooo:rsid="00024d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CP <text:span text:style-name="T8">D</text:span>ump Basics</text:p>
      <text:p text:style-name="P1"/>
      <text:p text:style-name="P1">Task 1 – Identify these commands and options:</text:p>
      <text:p text:style-name="P2">1. Tcpdump –w capture.pcap <text:span text:style-name="T1">= output the tcpdump to the capture.pcap file</text:span></text:p>
      <text:p text:style-name="P2">2. Tcpdump –r capture.pcap <text:span text:style-name="T2">= read the packets from capture.pcap</text:span></text:p>
      <text:p text:style-name="P2">3. Tcpdump –r capture.pcap port 80 –w http_trac.pcap <text:span text:style-name="T2">= input file capture.pcap, sort out the port 80 traffic, then write that to output file http_trac.pcap</text:span></text:p>
      <text:p text:style-name="P2">4. Tcpdump –q –r capture.pcap | wc –l <text:span text:style-name="T7">= </text:span><text:span text:style-name="T2">input file capture.pcap, quiet <text:s/>mode, then do a linecount</text:span></text:p>
      <text:p text:style-name="P2">5. Tcpdump –i eth0 host 192.168.0.1 <text:span text:style-name="T7">= </text:span><text:span text:style-name="T2">run tcpdump on the interface eth0 looking for all traffic with that host IP</text:span></text:p>
      <text:p text:style-name="P2">6. Tcpdump –A –r capture.pcap <text:span text:style-name="T2">= input file, print out packets in ASCII</text:span></text:p>
      <text:p text:style-name="P2">7. Tcpdump –c 10 –r capture.pcap <text:span text:style-name="T2">= input file, read until 10 counts</text:span></text:p>
      <text:p text:style-name="P2">8. Tcpdump –e –r capture.pcap<text:span text:style-name="T1"> </text:span><text:span text:style-name="T2">= input file, also prints link-level header on each dump line</text:span></text:p>
      <text:p text:style-name="P2">9. Tcpdump –n –r capture.pcap <text:span text:style-name="T7">= </text:span><text:span text:style-name="T2">input file, do NOT convert addresses to names</text:span></text:p>
      <text:p text:style-name="P2">10. Tcpdump –S –r capture.pcap <text:span text:style-name="T2">= print absolute, not relative, TCP sequence numbers</text:span></text:p>
      <text:p text:style-name="P2">11. Tcpdump –v (or –vv or –vvv)<text:span text:style-name="T1"> </text:span><text:span text:style-name="T2">= sets verbosity</text:span></text:p>
      <text:p text:style-name="P1"/>
      <text:p text:style-name="P1"/>
      <text:p text:style-name="P1">Task 2 – Identify these filters</text:p>
      <text:p text:style-name="P2">1. Tcpdump host 192.168.1.1 or host 192.168.1.2 &amp;&amp; port 80 <text:span text:style-name="T2">= listens for and collects traffic </text:span><text:span text:style-name="T3">involving</text:span><text:span text:style-name="T2"> either of the two host Ips and only across port 80</text:span></text:p>
      <text:p text:style-name="P2">2. Tcpdump src host 192.168.1.1 and dst host 192.168.1.2 <text:span text:style-name="T8">= </text:span><text:span text:style-name="T3">listens for and collects traffic with that specific source and specific destination IPs</text:span></text:p>
      <text:p text:style-name="P2">3. Tcpdump host <text:a xlink:type="simple" xlink:href="http://www.google.com/" text:style-name="Internet_20_link" text:visited-style-name="Visited_20_Internet_20_Link">www.google.com</text:a> <text:span text:style-name="T3">= print all packets arriving at or departing from google.com</text:span></text:p>
      <text:p text:style-name="P2">4. Tcpdump src port 80 || src port 443 <text:span text:style-name="T3">= print all packets coming from a source port 80 OR 443</text:span></text:p>
      <text:p text:style-name="P2">5. Tcpdump ether dst host aa:bb:cc:dd:ee:A <text:span text:style-name="T3">= print all packets with a destination address of aa...</text:span></text:p>
      <text:p text:style-name="P2">6. Tcpdump udp port 53 or tcp port 53<text:span text:style-name="T1"> </text:span><text:span text:style-name="T3">= print all packets on UDP or TCP port 53</text:span></text:p>
      <text:p text:style-name="P2">7. Tcpdump not portrange 1025-65535<text:span text:style-name="T1"> </text:span><text:span text:style-name="T3">= print all traffic from ports NOT in the ephemeral range</text:span></text:p>
      <text:p text:style-name="P2">8. Tcpdump net 192.168.0.0 /24<text:span text:style-name="T1"> </text:span><text:span text:style-name="T3">= print all traffic from local hosts and the 192.168.0.0 /24 range</text:span></text:p>
      <text:p text:style-name="P2">9. Tcpdump not net 192.168.0.0 /24 <text:span text:style-name="T3">= print all traffic with local hosts and anything NOT in that range</text:span></text:p>
      <text:p text:style-name="P2"/>
      <text:p text:style-name="P6">Task 3 – Build the following filters</text:p>
      <text:p text:style-name="P2">1. ARP: Create a TCPDUMP filter that will capture all ARP traffic.<text:span text:style-name="T1"> = tcpdump</text:span><text:span text:style-name="T3"> arp</text:span></text:p>
      <text:p text:style-name="P2">2. ICMP: Create a TCPDUMP filter that will capture all icmp echo replies coming into interface eth1. <text:span text:style-name="T3">= tcpdump -i eth1 icmp[icmptype] ==0</text:span></text:p>
      <text:p text:style-name="P2">3. TCP: Create a filter that will capture all the closure packets of TCP conversations (both graceful and not) <text:span text:style-name="T3">= tcpdump ????</text:span></text:p>
      <text:p text:style-name="P2"><text:span text:style-name="T3"/></text:p>
      <text:p text:style-name="P3"><text:span text:style-name="T3">W</text:span><text:span text:style-name="T1">hat is Happening Here?</text:span></text:p>
      <text:p text:style-name="P3"><text:span text:style-name="T1"/></text:p>
      <text:p text:style-name="P3"><text:span text:style-name="T1">Task 1 – Identify traffic for the packets listed below and answer the following questions:</text:span></text:p>
      <text:p text:style-name="P3"><text:span text:style-name="T1">1) What type of transaction is represented in these packets? MySQL transaction to add traffic</text:span></text:p>
      <text:p text:style-name="P3"><text:span text:style-name="T1">2) Is this normal traffic? Yes?</text:span></text:p>
      <text:p text:style-name="P3"><text:span text:style-name="T1">3) Provide any details you learned from the packets?</text:span></text:p>
      <text:p text:style-name="P3"><text:span text:style-name="T1"><text:tab/>- Packet 1 is MySQL traffic that appears to try and insert DOG and GOOFY as an entry for ANIMAL and NAME in a database.</text:span></text:p>
      <text:p text:style-name="P3"><text:span text:style-name="T1"><text:tab/>- Packet 2 is also MySQL traffic that appears to provide an OK </text:span><text:span text:style-name="T4">response</text:span></text:p>
      <text:p text:style-name="P3"><text:span text:style-name="T1"/></text:p>
      <text:p text:style-name="P3"><text:span text:style-name="T1"/></text:p>
      <text:p text:style-name="P4"><text:soft-page-break/><text:span text:style-name="T1">Funny Traffic</text:span></text:p>
      <text:p text:style-name="P4"><text:span text:style-name="T1">Task 1 – Based on the raw data for sample 1, or pcaps, answer the following questions:</text:span></text:p>
      <text:p text:style-name="P4"><text:span text:style-name="T1">1) What is anomalous about this traffic? - It appears to be a Xmas Tree scan from 192.168.47.132 to 192.168.47.1. </text:span></text:p>
      <text:p text:style-name="P4"><text:span text:style-name="T1">2) How could traffic like this be used in an exploit situation? - If the port is closed on the target system, it will respond with an RST. If the port is open, it will not respond. So the exploiter can scan for open ports by parsing out which ports didn’t reply.</text:span></text:p>
      <text:p text:style-name="P4"><text:span text:style-name="T1">3) Is this something you can defend against? How? </text:span><text:span text:style-name="T5">- Yes, you can minimize unnecessary services and use TCP Wrappers or PortSentry type software to detect and just drop requests from these IPs after a certain number of port requests.</text:span></text:p>
      <text:p text:style-name="P4"><text:span text:style-name="T5"/></text:p>
      <text:p text:style-name="P5"><text:span text:style-name="T1">Extracting Files</text:span></text:p>
      <text:p text:style-name="P5"><text:span text:style-name="T1">Task 1 – using the HTTP-file-extract pcap, practice file extraction</text:span></text:p>
      <text:p text:style-name="P5"><text:span text:style-name="T1">- extract a single image from the FTP pcap (pantheon.jpg)</text:span></text:p>
      <text:p text:style-name="P5"><text:span text:style-name="T1"><text:tab/></text:span><text:span text:style-name="T6">- Googled the hex string for jpeg</text:span></text:p>
      <text:p text:style-name="P5"><text:span text:style-name="T6"><text:tab/>- CTRL+F – searched the hex value</text:span></text:p>
      <text:p text:style-name="P5"><text:span text:style-name="T6"><text:tab/>- selected one of the ftp data packets, right click, follow tcp string</text:span></text:p>
      <text:p text:style-name="P5"><text:span text:style-name="T6"><text:tab/>- saved the RAW output of that stream to a file</text:span></text:p>
      <text:p text:style-name="P5"><text:span text:style-name="T6"><text:tab/>- displayed the file via cmd line</text:span></text:p>
      <text:p text:style-name="P5"><text:span text:style-name="T1">- extract any image from the HTTP pcap</text:span></text:p>
      <text:p text:style-name="P5"><text:span text:style-name="T1"><text:tab/>- Open the HTTP pcap</text:span></text:p>
      <text:p text:style-name="P5"><text:span text:style-name="T1"><text:tab/>- File → Export → HTTP</text:span></text:p>
      <text:p text:style-name="P5"><text:span text:style-name="T1"><text:tab/>- selected Packet 942 – young girl with full of bags</text:span></text:p>
      <text:p text:style-name="P5"><text:span text:style-name="T1"><text:tab/>- click save, save that to a location on the local drive, display that file via cmd term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3:44:30.291160147</meta:creation-date>
    <dc:date>2018-12-06T15:01:43.713683787</dc:date>
    <meta:editing-duration>PT24M11S</meta:editing-duration>
    <meta:editing-cycles>3</meta:editing-cycles>
    <meta:generator>LibreOffice/5.2.7.2$Linux_X86_64 LibreOffice_project/20m0$Build-2</meta:generator>
    <meta:document-statistic meta:table-count="0" meta:image-count="0" meta:object-count="0" meta:page-count="2" meta:paragraph-count="52" meta:word-count="752" meta:character-count="4138" meta:non-whitespace-character-count="3421"/>
  </office:meta>
</office:document-meta>
</file>